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text-properties style:font-name="Arial" fo:font-size="13pt" style:font-size-asian="13pt" style:font-size-complex="13pt"/>
    </style:style>
    <style:style style:name="P7" style:family="paragraph" style:parent-style-name="Standard">
      <style:paragraph-properties fo:break-before="page"/>
      <style:text-properties style:font-name="Arial"/>
    </style:style>
    <style:style style:name="P8" style:family="paragraph" style:parent-style-name="Text_20_body">
      <style:text-properties style:font-name="Arial" fo:font-size="13pt" officeooo:paragraph-rsid="001474f3" style:font-size-asian="13pt" style:font-size-complex="13pt"/>
    </style:style>
    <style:style style:name="P9" style:family="paragraph" style:parent-style-name="Standard">
      <style:text-properties style:font-name="Arial"/>
    </style:style>
    <style:style style:name="P10" style:family="paragraph" style:parent-style-name="Standard" style:list-style-name="L1">
      <style:text-properties style:font-name="Arial"/>
    </style:style>
    <style:style style:name="P11" style:family="paragraph" style:parent-style-name="Standard" style:list-style-name="L1">
      <style:text-properties style:font-name="Arial" officeooo:paragraph-rsid="001474f3"/>
    </style:style>
    <style:style style:name="P12" style:family="paragraph" style:parent-style-name="Standard">
      <style:text-properties style:font-name="Arial" fo:font-size="13pt" style:font-size-asian="13pt" style:font-size-complex="13pt"/>
    </style:style>
    <style:style style:name="P13" style:family="paragraph" style:parent-style-name="Standard" style:list-style-name="L2">
      <style:text-properties style:font-name="Arial" fo:font-size="13pt" style:font-size-asian="13pt" style:font-size-complex="13pt"/>
    </style:style>
    <style:style style:name="P14" style:family="paragraph" style:parent-style-name="Standard">
      <style:paragraph-properties fo:break-before="page"/>
      <style:text-properties style:font-name="Arial" fo:font-size="13pt" style:font-size-asian="13pt" style:font-size-complex="13pt"/>
    </style:style>
    <style:style style:name="P15" style:family="paragraph" style:parent-style-name="Heading">
      <style:text-properties style:font-name="Arial" fo:font-size="13pt" style:font-size-asian="13pt" style:font-size-complex="13pt"/>
    </style:style>
    <style:style style:name="P16" style:family="paragraph" style:parent-style-name="Heading">
      <style:paragraph-properties fo:break-before="page"/>
      <style:text-properties style:font-name="Arial" fo:font-size="13pt" officeooo:paragraph-rsid="001474f3" style:font-size-asian="13pt" style:font-size-complex="13pt"/>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officeooo:rsid="001474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UQUET Stevy<text:tab/><text:tab/><text:tab/><text:tab/><text:tab/><text:tab/>Deuxieme année de licence SPI</text:p>
      <text:p text:style-name="P4">GRUDE Victorien </text:p>
      <text:p text:style-name="P4">PAGIS Etien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Rapport de projet : jeux terra-bat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text:soft-page-break/></text:p>
      <text:h text:style-name="Heading_20_1" text:outline-level="1">Sommaire :</text:h>
      <text:p text:style-name="Text_20_body"/>
      <text:p text:style-name="Standard"><text:tab/>-<text:span text:style-name="T1">Pages de présentation : page 1 </text:span></text:p>
      <text:p text:style-name="P4"/>
      <text:p text:style-name="P4"><text:tab/>-Sommaire : page 2 </text:p>
      <text:p text:style-name="P4"/>
      <text:p text:style-name="P4"><text:tab/>-Introduction : page 3</text:p>
      <text:p text:style-name="P4"/>
      <text:p text:style-name="P4"><text:tab/>-Mise en avant des questions et reponses que pose le problème :</text:p>
      <text:list xml:id="list3563690001" text:style-name="L1">
        <text:list-item>
          <text:list>
            <text:list-item>
              <text:list>
                <text:list-item>
                  <text:p text:style-name="P10">Ce qui est lié au joueur</text:p>
                </text:list-item>
                <text:list-item>
                  <text:p text:style-name="P10">Ce qui est lié à l'ia</text:p>
                </text:list-item>
                <text:list-item>
                  <text:p text:style-name="P11"><text:span text:style-name="T3">Ce qui est lié aux attaques</text:span></text:p>
                </text:list-item>
                <text:list-item>
                  <text:p text:style-name="P10">Les structures</text:p>
                </text:list-item>
              </text:list>
            </text:list-item>
          </text:list>
        </text:list-item>
      </text:list>
      <text:p text:style-name="P4"/>
      <text:p text:style-name="P4"><text:tab/>-Explication du code et des différentes répartitions</text:p>
      <text:p text:style-name="P7"/>
      <text:p text:style-name="P4"/>
      <text:h text:style-name="Heading_20_1" text:outline-level="1">Introduction :</text:h>
      <text:p text:style-name="Text_20_body"/>
      <text:p text:style-name="Standard"/>
      <text:p text:style-name="Standard"><text:tab/><text:span text:style-name="T2">Dans le cadre de notre cursus universitaire : la deuxième année de licence SPI , nous avons eu a réaliser un projet se présentant sous la forme d'un jeu . Parmi une liste de différents jeux , nous avons donc choisi de travailler sur le Terra Battle . Ce jeu se place dans une matrice dans laquelle nous possédons différentes unités alliées et dont le principe et de battre toutes les unités adverses se situant sur notre chemin . Nous entretenons au fur et a mesure que le jeu avance, une escouade où se situe toutes nos unités, c'est grâce à cela que nous pouvons décider qui l'on garde, ceux qu'on ne veux pas mettre au combat, gérer leur équipement etc.</text:span></text:p>
      <text:p text:style-name="P6"/>
      <text:p text:style-name="P6"><text:tab/>Nous avions eu comme consigne de reproduire le jeu dans une version modifié : nous avons eu le droit de modifier certaines règles du jeu, certain fonctionnement et de traiter différemment certains points lié à l'intelligence artificielle (les déplacements etc) </text:p>
      <text:p text:style-name="P6"/>
      <text:p text:style-name="P6"><text:tab/>Afin de mettre en œuvre ce projet nous nous sommes donc poser différentes questions : </text:p>
      <text:p text:style-name="P6"><text:tab/>-Quels aspects du jeu allons nous être capable de réaliser et quel modification des règles/fonctionnalités allons nous devoir apporté ?</text:p>
      <text:p text:style-name="P6"><text:tab/>-Comment réaliser les structures lié aux différentes unités dans le jeu ?</text:p>
      <text:p text:style-name="P6"><text:tab/>-Comment gérer tout les différents déplacements, changements qui vont être produit ? </text:p>
      <text:p text:style-name="P6"><text:tab/>-Comment concevoir une intelligence artificielle convenable pour le jeu ?</text:p>
      <text:p text:style-name="P6"/>
      <text:p text:style-name="P6"><text:tab/>Dans la suite de ce rapport il sera expliquer les différents points suivants : </text:p>
      <text:list xml:id="list314023101" text:style-name="L2">
        <text:list-item>
          <text:list>
            <text:list-item>
              <text:p text:style-name="P13">Réponses aux différents problèmes et mesure pris pour la programmation</text:p>
            </text:list-item>
            <text:list-item>
              <text:p text:style-name="P13">Organisation des taches et du travail </text:p>
            </text:list-item>
            <text:list-item>
              <text:p text:style-name="P13">Explication des différentes partie du code</text:p>
            </text:list-item>
            <text:list-item>
              <text:p text:style-name="P13">Résultat puis conclusion </text:p>
            </text:list-item>
          </text:list>
        </text:list-item>
      </text:list>
      <text:p text:style-name="P7"/>
      <text:p text:style-name="P4"/>
      <text:h text:style-name="Heading_20_1" text:outline-level="1"><text:tab/>Mise en avant du problème et réponses :</text:h>
      <text:p text:style-name="Heading"><text:tab/>1.Ce qui est lié au joueur :</text:p>
      <text:p text:style-name="P4"/>
      <text:p text:style-name="Standard"><text:span text:style-name="T1"><text:tab/></text:span><text:span text:style-name="T2">Tout premièrement prenons le problème lié à l'affichage et les décisions prise en fonction de la matrice du jeu </text:span></text:p>
      <text:p text:style-name="P6"/>
      <text:p text:style-name="P6"><text:tab/>Afin de pouvoir ressembler au jeu au maximum, nous avons décider de prendre une taille de matrice quasi équivalente de taille 9*7 alors que l'originale est d'une taille de 8*6 . Ce choix a été pris afin de permettre une plus grande lisibilité pour le joueur : puisque la fenêtre de terminal est un peu sombre et grande comparé à un smartphone (plate forme du vrai jeu), nous prenons la première ligne et la première colonne afin de marquer les coordonnées notée au préalable dans la fonction d'affichage de matrice . Cette fonction sert aussi à placer visuellement les entité et à les placer au lancement du jeu .</text:p>
      <text:p text:style-name="P6"/>
      <text:p text:style-name="P6"><text:tab/>Parlons ensuite de la partie du déplacement des entité alliée dans la matrice de jeu </text:p>
      <text:p text:style-name="P6"/>
      <text:p text:style-name="P6"><text:tab/>Dans le vrai jeu , le joueur a quelques secondes afin de pouvoir déplacer tous ces personnages disponibles sur le terrain en faisant glisser son doigt sur la direction que doit prendre son entité . Nous nous sommes vite rendu compte que ceci n’était pas réalisable pour le terminal puisque il faut taper ses commandes de déplacements et qu'en quelque secondes il ne serait pas possible de déplacer autant d'unité qu'on le souhaite . Pour remédier au problème nous avons programmer le déplacement des entités de manière à avoir un nombre de déplacement limité : nous avons trouver judicieux de mettre 15 déplacements par entité dans toutes les directions afin de pouvoir permettre tout de même à une entité de parcourir une grande distance dans la matrice . Pour choisir l'unité à déplacer il suffira de rentrer ses coordonnées de départ</text:p>
      <text:p text:style-name="P14"/>
      <text:p text:style-name="P6"/>
      <text:p text:style-name="P15"><text:tab/>2. Ce qui est lié à l'ia</text:p>
      <text:p text:style-name="P6"/>
      <text:p text:style-name="P6"><text:tab/>Pour répondre aux questions lié aux déplacements que doivent effectuer les entités ennemies qui sont gérer par l'ordinateur nous avons eu de nombreuses questions à résoudre</text:p>
      <text:p text:style-name="P6"/>
      <text:p text:style-name="P6"><text:tab/>Tout d'abord la stratégie que doit adopter l'ia dans le jeu afin de pouvoir rivaliser avec le joueur <text:s/>Nous avons convenu que pour l'ia ces déplacements doivent permettre d'attaquer le plus d'entités adverse sans non plus ce mettre trop en avant afin de ne pas trop subir des attaques du joueur au tour suivant . Pour ce faire il fallait mettre en avant le terme de « cible » : à quel mesure une entité a éliminer est ou n'est plus une cible au yeux de l'adversaire , pour nous la réponse est que la cible doit être prise en tenaille (de la forme chasseur-cible-chasseur) mais qu'elle est quand même la possibilité de fuir afin de permettre au joueur de réfléchir quand même à une autre stratégie d'attaque. Ce qui nous semble être judicieux au niveau du déplacement et de ne pas déplacer tous les chasseurs si toutes les cibles sont déjà prise en tenaille pour mettre un peu plus de difficulté dans le jeu puisque les adversaires font en sorte de ne pas se mettre en danger et d'aussi facilité les décisions du joueur comme expliquer précédemment </text:p>
      <text:p text:style-name="P6"/>
      <text:p text:style-name="P6"><text:tab/>Vient ensuite la question du repérage de « cibles » pour l'ia , quand es-ce qu'elle comprend qu'une entité est une cible et quand elle ne l'est plus ? Pour ce faire , nous mettons au point une recherche de toutes les unités dans la matrice et qui permet de faire le tri des unités cibles en fonction de leur environnement</text:p>
      <text:p text:style-name="P16"><text:span text:style-name="T3"><text:tab/>2. Ce qui est lié aux attaques</text:span></text:p>
      <text:p text:style-name="P8"><text:span text:style-name="T3"/></text:p>
      <text:p text:style-name="P8"><text:span text:style-name="T3"><text:tab/>Pour ceux qui est de l'attaque, que se soit l'attaque d'une unité allié ou d'une unité ennemis le premier problème était de calculer le nombre de voisins de chaque unit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Université du maine <text:tab/><text:tab/><text:page-number text:select-page="current">6</text:page-number>/<text:page-count>6</text:page-count></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5:50:01.25</meta:creation-date>
    <dc:date>2015-01-06T16:03:12</dc:date>
    <meta:editing-duration>PT11H11M32S</meta:editing-duration>
    <meta:editing-cycles>4</meta:editing-cycles>
    <meta:generator>LibreOffice/3.6$Linux_X86_64 LibreOffice_project/360m1$Build-2</meta:generator>
    <dc:creator>victorien grude</dc:creator>
    <meta:document-statistic meta:table-count="0" meta:image-count="0" meta:object-count="0" meta:page-count="6" meta:paragraph-count="40" meta:word-count="973" meta:character-count="5572" meta:non-whitespace-character-count="4600"/>
  </office:meta>
</office:document-meta>
</file>